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Aller" svg:font-family="Aller" style:font-pitch="variable"/>
    <style:font-face style:name="Aller Light" svg:font-family="'Aller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ller" fo:font-size="12pt" fo:font-weight="normal" officeooo:rsid="001b3fd6" officeooo:paragraph-rsid="001b3fd6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Aller" fo:font-size="12pt" fo:font-weight="normal" officeooo:rsid="001d3757" officeooo:paragraph-rsid="001d3757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Aller" fo:font-size="18pt" fo:font-weight="normal" officeooo:rsid="001d3757" officeooo:paragraph-rsid="001d3757" style:font-size-asian="18pt" style:font-weight-asian="normal" style:font-size-complex="18pt" style:font-weight-complex="normal"/>
    </style:style>
    <style:style style:name="P4" style:family="paragraph" style:parent-style-name="Standard">
      <style:text-properties style:font-name="Aller" fo:font-size="10pt" fo:font-weight="normal" officeooo:rsid="001b3fd6" officeooo:paragraph-rsid="001b3fd6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ller Light" fo:font-size="10pt" fo:font-weight="normal" officeooo:rsid="001b3fd6" officeooo:paragraph-rsid="001b3fd6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ller Light" fo:font-size="10pt" fo:font-weight="normal" officeooo:rsid="001b5cc4" officeooo:paragraph-rsid="001b5cc4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ller Light" fo:font-size="10pt" fo:font-weight="normal" officeooo:rsid="0020a31a" officeooo:paragraph-rsid="0020a31a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Aller Light" fo:font-size="10pt" fo:font-weight="normal" officeooo:rsid="00269232" officeooo:paragraph-rsid="00269232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Aller Light" fo:font-size="10pt" fo:font-weight="normal" officeooo:rsid="001d3757" officeooo:paragraph-rsid="001d3757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ller Light" fo:font-size="10pt" fo:font-weight="normal" officeooo:rsid="001d3757" officeooo:paragraph-rsid="001d3757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Aller Light" fo:font-size="10pt" fo:font-weight="normal" officeooo:rsid="001d3757" officeooo:paragraph-rsid="0025e5c3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ller Light" fo:font-size="10pt" fo:font-weight="normal" officeooo:rsid="001ef10c" officeooo:paragraph-rsid="001ef10c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Aller Light" fo:font-size="10pt" fo:font-weight="normal" officeooo:rsid="001ef10c" officeooo:paragraph-rsid="001ef10c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ller Light" fo:font-size="10pt" fo:font-weight="normal" officeooo:rsid="0020a31a" officeooo:paragraph-rsid="0020a31a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Aller Light" fo:font-size="10pt" fo:font-weight="normal" officeooo:rsid="0020a31a" officeooo:paragraph-rsid="0020a31a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Aller Light" fo:font-size="10pt" fo:font-weight="normal" officeooo:rsid="0024e325" officeooo:paragraph-rsid="0024e325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ller Light" fo:font-size="10pt" fo:font-weight="bold" officeooo:rsid="001b3fd6" officeooo:paragraph-rsid="001b3fd6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ller Light" fo:font-size="10pt" fo:font-weight="bold" officeooo:rsid="001b3fd6" officeooo:paragraph-rsid="001b3fd6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ller Light" fo:font-size="10pt" fo:font-weight="bold" officeooo:rsid="001b5cc4" officeooo:paragraph-rsid="001b5cc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ller Light" fo:font-size="10pt" fo:font-weight="bold" officeooo:rsid="001d3757" officeooo:paragraph-rsid="001d3757" style:font-size-asian="8.75pt" style:font-weight-asian="bold" style:font-size-complex="10pt" style:font-weight-complex="bold"/>
    </style:style>
    <style:style style:name="P21" style:family="paragraph" style:parent-style-name="Standard">
      <style:text-properties style:font-name="Aller Light" fo:font-size="10pt" fo:font-weight="bold" officeooo:rsid="001d3757" officeooo:paragraph-rsid="001d3757" style:font-size-asian="8.75pt" style:font-weight-asian="bold" style:font-size-complex="10pt" style:font-weight-complex="bold"/>
    </style:style>
    <style:style style:name="P22" style:family="paragraph" style:parent-style-name="Standard">
      <style:text-properties style:font-name="Aller Light" fo:font-size="10pt" fo:font-weight="bold" officeooo:rsid="001d3757" officeooo:paragraph-rsid="0025e5c3" style:font-size-asian="8.75pt" style:font-weight-asian="bold" style:font-size-complex="10pt" style:font-weight-complex="bold"/>
    </style:style>
    <style:style style:name="P23" style:family="paragraph" style:parent-style-name="Standard">
      <style:text-properties style:font-name="Andale Mono" fo:font-size="10pt" fo:font-weight="normal" officeooo:rsid="001b3fd6" officeooo:paragraph-rsid="001b3fd6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Andale Mono" fo:font-size="10pt" fo:font-weight="normal" officeooo:rsid="001b3fd6" officeooo:paragraph-rsid="001b5cc4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Andale Mono" fo:font-size="10pt" fo:font-weight="normal" officeooo:rsid="001d3757" officeooo:paragraph-rsid="001d3757" style:font-size-asian="8.75pt" style:font-weight-asian="normal" style:font-size-complex="10pt" style:font-weight-complex="normal"/>
    </style:style>
    <style:style style:name="P26" style:family="paragraph" style:parent-style-name="Standard">
      <style:text-properties style:font-name="Andale Mono" fo:font-size="10pt" fo:font-weight="normal" officeooo:rsid="001d3757" officeooo:paragraph-rsid="0020a31a" style:font-size-asian="8.75pt" style:font-weight-asian="normal" style:font-size-complex="10pt" style:font-weight-complex="normal"/>
    </style:style>
    <style:style style:name="P27" style:family="paragraph" style:parent-style-name="Standard">
      <style:text-properties style:font-name="Andale Mono" fo:font-size="10pt" fo:font-weight="normal" officeooo:rsid="001d3757" officeooo:paragraph-rsid="0025e5c3" style:font-size-asian="8.75pt" style:font-weight-asian="normal" style:font-size-complex="10pt" style:font-weight-complex="normal"/>
    </style:style>
    <style:style style:name="P28" style:family="paragraph" style:parent-style-name="Standard">
      <style:text-properties style:font-name="Andale Mono" fo:font-size="10pt" fo:font-weight="normal" officeooo:rsid="0020a31a" officeooo:paragraph-rsid="0020a31a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ndale Mono" fo:font-size="10pt" fo:font-weight="normal" officeooo:rsid="0020a31a" officeooo:paragraph-rsid="0020a31a" style:font-size-asian="8.75pt" style:font-weight-asian="normal" style:font-size-complex="10pt" style:font-weight-complex="normal"/>
    </style:style>
    <style:style style:name="P30" style:family="paragraph" style:parent-style-name="Standard">
      <style:text-properties style:font-name="Andale Mono" fo:font-size="10pt" fo:font-weight="normal" officeooo:rsid="0020a31a" officeooo:paragraph-rsid="0025e5c3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ndale Mono" fo:font-size="10pt" fo:font-weight="normal" officeooo:rsid="001ef10c" officeooo:paragraph-rsid="001ef10c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ndale Mono" fo:font-size="10pt" fo:font-weight="normal" officeooo:rsid="001ef10c" officeooo:paragraph-rsid="0020a31a" style:font-size-asian="8.75pt" style:font-weight-asian="normal" style:font-size-complex="10pt" style:font-weight-complex="normal"/>
    </style:style>
    <style:style style:name="P33" style:family="paragraph" style:parent-style-name="Standard">
      <style:text-properties style:font-name="Andale Mono" fo:font-size="10pt" fo:font-weight="normal" officeooo:rsid="0024e325" officeooo:paragraph-rsid="0024e325" style:font-size-asian="8.75pt" style:font-weight-asian="normal" style:font-size-complex="10pt" style:font-weight-complex="normal"/>
    </style:style>
    <style:style style:name="P34" style:family="paragraph" style:parent-style-name="Standard">
      <style:text-properties style:font-name="Andale Mono" fo:font-size="10pt" fo:font-weight="normal" officeooo:rsid="001b3fd6" officeooo:paragraph-rsid="00269232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Aller" fo:font-size="18pt" fo:font-weight="normal" officeooo:rsid="001d3757" officeooo:paragraph-rsid="001d3757" style:font-size-asian="18pt" style:font-weight-asian="normal" style:font-size-complex="18pt" style:font-weight-complex="normal"/>
    </style:style>
    <style:style style:name="T1" style:family="text">
      <style:text-properties style:font-name="Andale Mono"/>
    </style:style>
    <style:style style:name="T2" style:family="text">
      <style:text-properties style:font-name="Andale Mono" officeooo:rsid="0020a31a"/>
    </style:style>
    <style:style style:name="T3" style:family="text">
      <style:text-properties officeooo:rsid="001c0b98"/>
    </style:style>
    <style:style style:name="T4" style:family="text">
      <style:text-properties officeooo:rsid="0020a31a"/>
    </style:style>
    <style:style style:name="T5" style:family="text">
      <style:text-properties officeooo:rsid="0023df3b"/>
    </style:style>
    <style:style style:name="T6" style:family="text">
      <style:text-properties officeooo:rsid="0025e5c3"/>
    </style:style>
    <style:style style:name="T7" style:family="text">
      <style:text-properties officeooo:rsid="002692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 Kurzreferenz</text:p>
      <text:p text:style-name="P3"/>
      <text:p text:style-name="P7">Codezeilen sind im Folgenden mit drei “&gt;&gt;&gt;” Zeichen markiert. Sie müssen nicht nochmals eingetippt werden.</text:p>
      <text:p text:style-name="P2"/>
      <text:p text:style-name="P20">Datentypen:</text:p>
      <text:p text:style-name="P9"/>
      <text:p text:style-name="P9">Es gibt in Python verschiedene Datentypen. Zahlen kann man direkt hinschreiben, Texte muss man in einfache oder doppelte Anführungszeichen “einpacken”:</text:p>
      <text:p text:style-name="P9"/>
      <text:p text:style-name="P9">- Ganzzahlen (Integer): <text:span text:style-name="T1">1, 2, 34</text:span></text:p>
      <text:p text:style-name="P9">- Text: <text:span text:style-name="T1">“Hallo Welt”</text:span> oder <text:span text:style-name="T1">'Guten Tag'</text:span></text:p>
      <text:p text:style-name="P9">- Wahrheitswerte: <text:span text:style-name="T1">True</text:span> und <text:span text:style-name="T1">False</text:span></text:p>
      <text:p text:style-name="P9"/>
      <text:p text:style-name="P22">Rechnen:</text:p>
      <text:p text:style-name="P22"/>
      <text:p text:style-name="P11">Man kann Python als Rechner verwenden:</text:p>
      <text:p text:style-name="P11"/>
      <text:p text:style-name="P27"><text:span text:style-name="T4">&gt;&gt;&gt; </text:span>print(1 + 2)</text:p>
      <text:p text:style-name="P30">3</text:p>
      <text:p text:style-name="P27"><text:span text:style-name="T4">&gt;&gt;&gt; </text:span>print(4 – 3)</text:p>
      <text:p text:style-name="P30">1</text:p>
      <text:p text:style-name="P27"><text:span text:style-name="T4">&gt;&gt;&gt; </text:span>print(2 * 10)</text:p>
      <text:p text:style-name="P30">20</text:p>
      <text:p text:style-name="P27"><text:span text:style-name="T4">&gt;&gt;&gt; </text:span>print(30 / 5)</text:p>
      <text:p text:style-name="P30">6</text:p>
      <text:p text:style-name="P30"/>
      <text:p text:style-name="P21"><text:span text:style-name="T6">Text </text:span>ausgeben:</text:p>
      <text:p text:style-name="P21"/>
      <text:p text:style-name="P9">Mit der print() Funktion kann Text oder ein anderer Wert auf die Konsole ausgegeben werden.</text:p>
      <text:p text:style-name="P9"/>
      <text:p text:style-name="P25"><text:span text:style-name="T4">&gt;&gt;&gt; </text:span>print(“Hallo Welt”)</text:p>
      <text:p text:style-name="P28">Hallo Welt</text:p>
      <text:p text:style-name="P25"/>
      <text:p text:style-name="P13">Mehrere Texte kann man mit einem “+” verbinden:</text:p>
      <text:p text:style-name="P13"/>
      <text:p text:style-name="P13"><text:span text:style-name="T2">&gt;&gt;&gt; </text:span><text:span text:style-name="T1">print(“Hallo “ + “Welt”)</text:span></text:p>
      <text:p text:style-name="P28">Hallo Welt</text:p>
      <text:p text:style-name="P15"/>
      <text:p text:style-name="P16">Wenn man einen Text mit einer Zahl verbinden will, muss man zuerst die Zahl in Text umwandeln. Das geht mit der str() Funktion:</text:p>
      <text:p text:style-name="P33"/>
      <text:p text:style-name="P33">&gt;&gt;&gt; print(“Hallo “ + str(123))</text:p>
      <text:p text:style-name="P33">Hallo 123</text:p>
      <text:p text:style-name="P21"/>
      <text:p text:style-name="P21">Variablen:</text:p>
      <text:p text:style-name="P9"/>
      <text:p text:style-name="P9">Mithilfe von Variablen kann man einem Wert einen Namen geben:</text:p>
      <text:p text:style-name="P9"/>
      <text:p text:style-name="P25"><text:span text:style-name="T4">&gt;&gt;&gt; </text:span>x = 3</text:p>
      <text:p text:style-name="P26"><text:span text:style-name="T4">&gt;&gt;&gt; </text:span>begruessung = “Hallo Welt”</text:p>
      <text:p text:style-name="P9"/>
      <text:p text:style-name="P9">Man kann dann eine Variable wie den Wert, der darin ist, verwenden:</text:p>
      <text:p text:style-name="P9"/>
      <text:p text:style-name="P26"><text:span text:style-name="T4">&gt;&gt;&gt; </text:span>print(begruessung)</text:p>
      <text:p text:style-name="P28">Hallo Welt</text:p>
      <text:p text:style-name="P9"/>
      <text:p text:style-name="P21"/>
      <text:p text:style-name="P21"><text:soft-page-break/>Kommentare:</text:p>
      <text:p text:style-name="P21"/>
      <text:p text:style-name="P9">Wenn man vor einen Text eine Raute hinschreibt, wird alles danach vom Programm ignoriert. So kann man eine Codezeile kommentieren.</text:p>
      <text:p text:style-name="P21"/>
      <text:p text:style-name="P26"><text:span text:style-name="T4">&gt;&gt;&gt; </text:span>zahlen = “1234567890” <text:s/># Der Variablen “zahlen” wird “1234567890” zugewiesen</text:p>
      <text:p text:style-name="P21"/>
      <text:p text:style-name="P21">Programm pausieren:</text:p>
      <text:p text:style-name="P21"/>
      <text:p text:style-name="P9">Mit “sleep()” kann das Programm eine bestimmte Anzahl Sekunden pausiert werden. Die Sleep-Funktion muss allerdings zuerst importiert werden.</text:p>
      <text:p text:style-name="P9"/>
      <text:p text:style-name="P26"><text:span text:style-name="T4">&gt;&gt;&gt; </text:span>from time import sleep</text:p>
      <text:p text:style-name="P26"><text:span text:style-name="T4">&gt;&gt;&gt; </text:span>sleep(0.5) <text:s/># Eine halbe Sekunde pausieren</text:p>
      <text:p text:style-name="P21"/>
      <text:p text:style-name="P21">Schleifen:</text:p>
      <text:p text:style-name="P9"/>
      <text:p text:style-name="P9">Mit “<text:span text:style-name="T1">while True</text:span>” kann eine Endlosschleife erstellt werden. Der Code darunter muss um 4 Leerschläge eingerückt werden. Um die Ausführung abzubrechen, einfach CTRL+c drücken.</text:p>
      <text:p text:style-name="P9"/>
      <text:p text:style-name="P26"><text:span text:style-name="T4">&gt;&gt;&gt; </text:span>from time import sleep</text:p>
      <text:p text:style-name="P28">&gt;&gt;&gt; </text:p>
      <text:p text:style-name="P26"><text:span text:style-name="T4">&gt;&gt;&gt; </text:span>while True:</text:p>
      <text:p text:style-name="P26"><text:span text:style-name="T4">&gt;&gt;&gt; </text:span><text:s text:c="4"/>print(“Hallo!”)</text:p>
      <text:p text:style-name="P26"><text:span text:style-name="T4">&gt;&gt;&gt; </text:span><text:s text:c="4"/>sleep(1)</text:p>
      <text:p text:style-name="P28">&gt;&gt;&gt;</text:p>
      <text:p text:style-name="P28">Hallo!</text:p>
      <text:p text:style-name="P28">Hallo!</text:p>
      <text:p text:style-name="P28">...</text:p>
      <text:p text:style-name="P25"/>
      <text:p text:style-name="P21">Bedingungen:</text:p>
      <text:p text:style-name="P9"/>
      <text:p text:style-name="P9">Mit “if” kann eine Bedingung abgefragt werden. Der Code darunter wird nur ausgeführt wenn die Bedingung wahr ist.</text:p>
      <text:p text:style-name="P9"/>
      <text:p text:style-name="P26"><text:span text:style-name="T4">&gt;&gt;&gt; </text:span>if 4 &gt; 1:</text:p>
      <text:p text:style-name="P26"><text:span text:style-name="T4">&gt;&gt;&gt; </text:span><text:s text:c="4"/>print(“Vier ist grösser als Eins.”)</text:p>
      <text:p text:style-name="P28">&gt;&gt;&gt;</text:p>
      <text:p text:style-name="P26">Vier ist grösser als Eins.</text:p>
      <text:p text:style-name="P9"/>
      <text:p text:style-name="P9">Man kann auch etwas ausführen wenn die Bedingung nicht erfüllt ist:</text:p>
      <text:p text:style-name="P9"/>
      <text:p text:style-name="P25"><text:span text:style-name="T4">&gt;&gt;&gt; </text:span>if 1 + 1 == 3:</text:p>
      <text:p text:style-name="P26"><text:span text:style-name="T4">&gt;&gt;&gt; </text:span><text:s text:c="4"/>print(“Eins plus Eins ergibt Drei”)</text:p>
      <text:p text:style-name="P26"><text:span text:style-name="T4">&gt;&gt;&gt; </text:span>else:</text:p>
      <text:p text:style-name="P26"><text:span text:style-name="T4">&gt;&gt;&gt; </text:span><text:s text:c="4"/>print(“Eins plus Eins ergibt nicht Drei!”)</text:p>
      <text:p text:style-name="P28">&gt;&gt;&gt;</text:p>
      <text:p text:style-name="P26">Eins plus Eins ergibt nicht Drei!</text:p>
      <text:p text:style-name="P9"/>
      <text:p text:style-name="P9">Wichtig: Mit einem einzelnen “=” weist man einen Wert zu. Um zwei Werte zu vergleichen, müssen zwei “==” verwendet werden.</text:p>
      <text:p text:style-name="P9"/>
      <text:p text:style-name="P20">Funktionen:</text:p>
      <text:p text:style-name="P10"/>
      <text:p text:style-name="P12">Wenn man ein Stück Code mehrmals ausführen will, kann man es auch in eine “Funktion” packen. Eine Funktion muss mit “def” definiert werden. Der Inhalt der Funktion muss um 4 Leerzeichen eingerückt werden.</text:p>
      <text:p text:style-name="P12"/>
      <text:p text:style-name="P31"><text:span text:style-name="T4">&gt;&gt;&gt; </text:span>def begruessung():</text:p>
      <text:p text:style-name="P32"><text:span text:style-name="T4">&gt;&gt;&gt; </text:span><text:s text:c="4"/>print(“Hallo!”)</text:p>
      <text:p text:style-name="P32"><text:span text:style-name="T4">&gt;&gt;&gt; </text:span><text:s text:c="4"/>print(“Tschüs!”)</text:p>
      <text:p text:style-name="P29">&gt;&gt;&gt; </text:p>
      <text:p text:style-name="P12"><text:soft-page-break/></text:p>
      <text:p text:style-name="P14">Nun kann man die Funktion mit ihrem Namen aufrufen:</text:p>
      <text:p text:style-name="P14"/>
      <text:p text:style-name="P29">&gt;&gt;&gt; begruessung()</text:p>
      <text:p text:style-name="P29">Hallo!</text:p>
      <text:p text:style-name="P29">Tschüs!</text:p>
      <text:p text:style-name="P14"/>
      <text:p text:style-name="P14">Man kann bestimmte Werte auch “von Aussen” in eine Funktion hineingeben. Das nennt man dann einen “Parameter”.</text:p>
      <text:p text:style-name="P14"/>
      <text:p text:style-name="P29">&gt;&gt;&gt; def begruessung(name):</text:p>
      <text:p text:style-name="P29">&gt;&gt;&gt; <text:s text:c="4"/>print(“Hallo “ + name + “!”)</text:p>
      <text:p text:style-name="P29">&gt;&gt;&gt; <text:s text:c="4"/>print(“Tschüs “ + name + “!”)</text:p>
      <text:p text:style-name="P29">&gt;&gt;&gt;</text:p>
      <text:p text:style-name="P14"/>
      <text:p text:style-name="P14">Beim Aufrufen muss man für den Parameter “name” einen Wert mitgeben.</text:p>
      <text:p text:style-name="P14"/>
      <text:p text:style-name="P29">&gt;&gt;&gt; begruessung(“Fritzli”)</text:p>
      <text:p text:style-name="P29">Hallo Fritzli!</text:p>
      <text:p text:style-name="P29">Tschüs Fritzli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Aller" svg:font-family="Aller" style:font-pitch="variable"/>
    <style:font-face style:name="Aller Light" svg:font-family="'Aller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29cm" fo:margin-bottom="2cm" fo:margin-left="1.552cm" fo:margin-right="1.0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Bargen</meta:initial-creator>
    <meta:creation-date>2014-10-14T11:34:26.434200122</meta:creation-date>
    <dc:date>2014-10-17T10:46:48.993533755</dc:date>
    <dc:creator>Danilo Bargen</dc:creator>
    <meta:editing-duration>PT1H12M9S</meta:editing-duration>
    <meta:editing-cycles>14</meta:editing-cycles>
    <meta:generator>LibreOffice/4.2.4.2$Linux_X86_64 LibreOffice_project/420m0$Build-2</meta:generator>
    <meta:printed-by>Danilo Bargen</meta:printed-by>
    <meta:print-date>2014-10-14T12:24:43.933479872</meta:print-date>
    <meta:document-statistic meta:table-count="0" meta:image-count="0" meta:object-count="0" meta:page-count="3" meta:paragraph-count="85" meta:word-count="494" meta:character-count="3098" meta:non-whitespace-character-count="2648"/>
  </office:meta>
</office:document-meta>
</file>